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Mono10" svg:font-family="LMMono10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lain_20_Text">
      <style:paragraph-properties fo:text-align="justify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2" style:family="paragraph" style:parent-style-name="Plain_20_Text">
      <style:paragraph-properties fo:text-align="justify" style:justify-single-word="fals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Plain_20_Text">
      <style:paragraph-properties fo:text-align="justify" style:justify-single-word="false"/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P4" style:family="paragraph" style:parent-style-name="Plain_20_Text">
      <style:paragraph-properties fo:text-align="justify" style:justify-single-word="false"/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Plain_20_Text">
      <style:paragraph-properties fo:text-align="justify" style:justify-single-word="false"/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Plain_20_Text">
      <style:paragraph-properties fo:text-align="justify" style:justify-single-word="false"/>
      <style:text-properties style:font-name="Liberation Serif"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Plain_20_Text">
      <style:paragraph-properties fo:text-align="justify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Plain_20_Text">
      <style:paragraph-properties fo:text-align="justify" style:justify-single-word="false"/>
      <style:text-properties style:font-name="LMMono10" fo:font-size="10pt" fo:font-weight="normal" style:font-size-asian="10pt" style:font-weight-asian="normal" style:font-size-complex="10pt" style:font-weight-complex="normal"/>
    </style:style>
    <style:style style:name="P9" style:family="paragraph" style:parent-style-name="Plain_20_Text">
      <style:paragraph-properties fo:text-align="justify" style:justify-single-word="false"/>
      <style:text-properties style:font-name="LMMono1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MMono10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Plain_20_Text">
      <style:paragraph-properties fo:text-align="justify" style:justify-single-word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askell – Lista 2</text:p>
      <text:p text:style-name="P10"/>
      <text:p text:style-name="P11">Aluno: Mílton Cézar Correia Segundo</text:p>
      <text:p text:style-name="P11">Matrícula: 1075128</text:p>
      <text:p text:style-name="P11">Disciplina: Programação Funcional</text:p>
      <text:p text:style-name="P11">Professor: Francisco Vieira</text:p>
      <text:p text:style-name="P11"/>
      <text:p text:style-name="P11"/>
      <text:p text:style-name="P11"><text:span text:style-name="T11">Nota</text:span>: Embora, as questões da lista de exercícios estejam descontínuadas(i. e. Da questão um se vá direto à questão 3), a ordem aqui colocada corresponde a ordem sequencial.</text:p>
      <text:p text:style-name="P11"/>
      <text:p text:style-name="P12">1. <text:span text:style-name="T1">A implementação deste item foi realizada utilizando uma função f2 auxiliar, que retorna a lista de elementos a ser concatenada baseada no vetor de posições, e a função utilitária </text:span><text:span text:style-name="T7">map</text:span><text:span text:style-name="T1">. A função </text:span><text:span text:style-name="T7">map</text:span><text:span text:style-name="T10"> juntamente com a função implementada </text:span><text:span text:style-name="T7">dec</text:span><text:span text:style-name="T10"> foi usada por conveniencia, para realizar a indexação dos elementos a partir de um, embora por default o operador </text:span><text:span text:style-name="T9">!!</text:span><text:span text:style-name="T10"> use indexação baseada em zero.</text:span></text:p>
      <text:p text:style-name="P14"/>
      <text:p text:style-name="P13">dec :: Int -&gt; Int</text:p>
      <text:p text:style-name="P13">dec x = x-1</text:p>
      <text:p text:style-name="P13"/>
      <text:p text:style-name="P13">f2 :: [Int] -&gt; [t] -&gt; [t]</text:p>
      <text:p text:style-name="P13">f2 [] (y:ys) = []</text:p>
      <text:p text:style-name="P13">f2 (x:xs) (y:ys) = ((y:ys)!!x):(f2 xs (y:ys))</text:p>
      <text:p text:style-name="P13"/>
      <text:p text:style-name="P13">f :: [Int] -&gt; [t] -&gt; [t]</text:p>
      <text:p text:style-name="P13">f [] [] = []</text:p>
      <text:p text:style-name="P13">f (x:xs) [] = []</text:p>
      <text:p text:style-name="P13">f [] (y:ys) = (y:ys)</text:p>
      <text:p text:style-name="P13">f (x:xs) (y:ys) = (y:ys)++(reverse (f2 (map (dec) (x:xs)) (y:ys)))</text:p>
      <text:p text:style-name="P1"><text:span text:style-name="T2"/></text:p>
      <text:p text:style-name="P1"/>
      <text:p text:style-name="P1"/>
      <text:p text:style-name="P2">2. <text:span text:style-name="T4">Na implementação deste exercício foi utilizada a biblioteca </text:span><text:span text:style-name="T3">Data.Matrix</text:span><text:span text:style-name="T4"> que pode ser instalada no linux com o utilitário cabal(</text:span><text:span text:style-name="T5">apt-get install cabal-install</text:span><text:span text:style-name="T4">) com o comando </text:span><text:span text:style-name="T5">cabal install matrix</text:span><text:span text:style-name="T6">.</text:span></text:p>
      <text:p text:style-name="P4">Segue o código:</text:p>
      <text:p text:style-name="P5"/>
      <text:p text:style-name="P8">import Data.Matrix</text:p>
      <text:p text:style-name="P8"/>
      <text:p text:style-name="P8">my_sum :: <text:s/>(Num t) =&gt; [t] -&gt; Int -&gt; t</text:p>
      <text:p text:style-name="P8">my_sum [] _ = 0</text:p>
      <text:p text:style-name="P8">my_sum (x:xs) 1 = x + (my_sum xs (-1))</text:p>
      <text:p text:style-name="P8">my_sum (x:xs) (-1) = (-1)*x + (my_sum xs 1)</text:p>
      <text:p text:style-name="P8"/>
      <text:p text:style-name="P8">my_minor :: (Num t) =&gt; Matrix t -&gt; Int -&gt; Matrix t</text:p>
      <text:p text:style-name="P8">my_minor x a = minorMatrix 1 a x </text:p>
      <text:p text:style-name="P8"/>
      <text:p text:style-name="P8">my_det :: (Num t) =&gt; Matrix t -&gt; t</text:p>
      <text:p text:style-name="P8">my_det x | (nrows x) == 2 = ((getElem 1 1 x)*(getElem 2 2 x) - (getElem 1 2 x)*(getElem 2 1 x))</text:p>
      <text:p text:style-name="P8"><text:tab/><text:tab/> | otherwise = (my_sum (map (my_det) (map (my_minor x) [1 .. (ncols x)])) 1)</text:p>
      <text:p text:style-name="P8"/>
      <text:p text:style-name="P8">mat :: Matrix Int</text:p>
      <text:p text:style-name="P8">mat = fromList 3 3 [1..]</text:p>
      <text:p text:style-name="P7"/>
      <text:p text:style-name="P3"><text:span text:style-name="T1">Com a declaração de mat é possível realizar o teste da função </text:span><text:span text:style-name="T7">my_det</text:span><text:span text:style-name="T1"> que recebe como argumento </text:span><text:soft-page-break/><text:span text:style-name="T1">uma matriz de números e retorna o determinante dessa matriz, que no caso é zero. Foi utilizada a ideia recursiva de que o determinante de uma matriz é igual ao somatório do determinante multiplicado por um fator, que se alterna entre -1 e 1(função </text:span><text:span text:style-name="T7">my_sum</text:span><text:span text:style-name="T10">)</text:span><text:span text:style-name="T1"> das submatrizes obtidas escolhendo-se uma linha e removendo, isoladamente, a coluna e o elemento de cada elemento desta linha até a coluna </text:span><text:span text:style-name="T7">ncols </text:span><text:span text:style-name="T10">x , onde x é uma matrix passada como parâmetro.</text:span></text:p>
      <text:p text:style-name="P4"/>
      <text:p text:style-name="P4"/>
      <text:p text:style-name="P4"/>
      <text:p text:style-name="P6">3. <text:span text:style-name="T1">As funções </text:span>valid <text:span text:style-name="T1">e </text:span>validAux<text:span text:style-name="T1"> são usadas com propósito de filtrar o espaço de configurações do tabuleiro de modo que as rainhas não conflitem em linha ou diagonal. A verificação por coluna não é necessária visto que é considerado que as rainhas são colocadas por padrão em colunas distintas, sendo o retorno de chess8 uma lista com as posições das linhas das rainhas em ordem de colunas. A função </text:span>chess8Aux<text:span text:style-name="T1"> retorna um conjunto de soluções possíveis quando passada com o parâmetro 8, e a função </text:span>chess <text:span text:style-name="T1">retorna a solução de posição 1 na lista de listas retornada por </text:span>chess8Aux<text:span text:style-name="T1">.</text:span></text:p>
      <text:p text:style-name="P4"/>
      <text:p text:style-name="P9">validAux :: Int -&gt; Int -&gt; [Int] -&gt; Bool</text:p>
      <text:p text:style-name="P9">validAux _ _ [] = True</text:p>
      <text:p text:style-name="P9">validAux p c (x:xs) | p == x = False --rainhas na mesma linha</text:p>
      <text:p text:style-name="P9"><text:tab/><text:tab/><text:tab/>| ((x-p) == c) || ((x-p) == (-c)) = False -- rainhas na mesma diagonal</text:p>
      <text:p text:style-name="P9"><text:tab/><text:tab/><text:tab/>| otherwise = validAux p (c+1) xs</text:p>
      <text:p text:style-name="P9"/>
      <text:p text:style-name="P9">valid :: [Int] -&gt; Bool</text:p>
      <text:p text:style-name="P9">valid [] = True</text:p>
      <text:p text:style-name="P9">valid (x:xs) = (validAux x 1 xs) &amp;&amp; (valid xs)</text:p>
      <text:p text:style-name="P9"/>
      <text:p text:style-name="P9"/>
      <text:p text:style-name="P9">--chess8Aux n</text:p>
      <text:p text:style-name="P9">--resolve problema das 8 rainhas. O parametro n eh o numero de colunas restantes</text:p>
      <text:p text:style-name="P9">chess8Aux :: Int -&gt; [[Int]]</text:p>
      <text:p text:style-name="P9">chess8Aux 0 = [[]]</text:p>
      <text:p text:style-name="P9">chess8Aux 1 = [[1]]</text:p>
      <text:p text:style-name="P9">chess8Aux n = filter valid [x:y | y &lt;- (chess8Aux (n-1)), x &lt;- [1 .. 8]]</text:p>
      <text:p text:style-name="P9"/>
      <text:p text:style-name="P9">chess8 :: [Int]</text:p>
      <text:p text:style-name="P9">chess8 = (chess8Aux 8)!!1</text:p>
      <text:p text:style-name="P4"/>
      <text:p text:style-name="P3"><text:span text:style-name="T9">4.</text:span><text:span text:style-name="T10"> Neste apartado, utiliza-se uma função auxiliar com dois parâmetros auxiliares do tipo </text:span><text:span text:style-name="T7">Bool</text:span><text:span text:style-name="T10"> e [[t]]. O primeiro serve para saber a qual lista o elemento pertence. Se o parâmetro Bool é verdadeiro então o elemento pertence à primeira lista e se é falso, assume-se que é da segunda lista.</text:span></text:p>
      <text:p text:style-name="P4"/>
      <text:p text:style-name="P9">f2 :: [t] -&gt; Bool -&gt; [[t]] -&gt; [[t]]</text:p>
      <text:p text:style-name="P9">f2 [] _ x = x</text:p>
      <text:p text:style-name="P9">f2 (x:xs) True [a, b] = f2 xs False [a++[x], b]</text:p>
      <text:p text:style-name="P9">f2 (x:xs) False [a, b] = f2 xs True [a, b++[x]]</text:p>
      <text:p text:style-name="P9"/>
      <text:p text:style-name="P9">f :: [t] -&gt; [[t]]</text:p>
      <text:p text:style-name="P9">f x = f2 x True [[], []]</text:p>
      <text:p text:style-name="P9"/>
      <text:p text:style-name="P9"/>
      <text:p text:style-name="P6">5. </text:p>
      <text:p text:style-name="P4">a) Para converter a lista de inteiros em string utilizamos as funções auxiliares toAst e toSpace, que repetem astericos e espaços uma quantidade n de vezes.</text:p>
      <text:p text:style-name="P4"/>
      <text:p text:style-name="P9"><text:soft-page-break/>toAst :: Int -&gt; String</text:p>
      <text:p text:style-name="P9">toAst 0 = ""</text:p>
      <text:p text:style-name="P9">toAst n = "*"++(toAst (n-1))</text:p>
      <text:p text:style-name="P9"/>
      <text:p text:style-name="P9">toSpace :: Int -&gt; String</text:p>
      <text:p text:style-name="P9">toSpace 0 = ""</text:p>
      <text:p text:style-name="P9">toSpace n = " "++(toSpace (n-1))</text:p>
      <text:p text:style-name="P9"/>
      <text:p text:style-name="P9">toString :: [Int] -&gt; String</text:p>
      <text:p text:style-name="P9">toString [] = ""</text:p>
      <text:p text:style-name="P9">toString (x:[]) = toAst x</text:p>
      <text:p text:style-name="P9">toString (x:y:ys) = (toAst x) ++ (toSpace y) ++ (toString ys)</text:p>
      <text:p text:style-name="P4"/>
      <text:p text:style-name="P4">b) Agrupa-se cada três digitos em uma lista</text:p>
      <text:p text:style-name="P9">type Linha = String</text:p>
      <text:p text:style-name="P9">toLinhas :: String -&gt; [Linha]</text:p>
      <text:p text:style-name="P9">toLinhas [] = []</text:p>
      <text:p text:style-name="P9">toLinhas (x:[]) = [[x]]</text:p>
      <text:p text:style-name="P9">toLinhas (x:y:z:zs) = [x,y,z]:(toLinhas zs)</text:p>
      <text:p text:style-name="P4"/>
      <text:p text:style-name="P4">c) Para cada elemento da lista se insere um '\n'.</text:p>
      <text:p text:style-name="P9">showLinhas :: [Linha] -&gt; String</text:p>
      <text:p text:style-name="P9">showLinhas [] = ""</text:p>
      <text:p text:style-name="P9">showLinhas (x:xs) = x++"\n"++(showLinhas xs)</text:p>
      <text:p text:style-name="P4"/>
      <text:p text:style-name="P4">d) </text:p>
      <text:p text:style-name="P9">juntaLinhas :: [Linha] -&gt; [Linha] -&gt; [Linha]</text:p>
      <text:p text:style-name="P9">juntaLinhas [] [] = []</text:p>
      <text:p text:style-name="P9">juntaLinhas (x:xs) (y:ys) = (x++" "++y):(juntaLinhas xs ys)</text:p>
      <text:p text:style-name="P4"/>
      <text:p text:style-name="P4">e) Para esta implementação foi utilizada uma função <text:span text:style-name="T11">ndig</text:span> como função de apoio para definir as ações específicas para números de 1, 2 e 3 digítos. Para números de 1 dígito basta utilizar a recursão <text:span text:style-name="T11">showLinhas → toLinhas → toString</text:span>. Para números de mais de um dígito devemos concatenar o resultado de toLinhas de cada dígito, de tal forma que a possamos posicionar o \n ao final de cada linha <text:span text:style-name="T11">i</text:span> corretamente. Para tal utilizamos a função que contruímos juntaLinhas.</text:p>
      <text:p text:style-name="P4"/>
      <text:p text:style-name="P9">ndig :: Int -&gt; Int</text:p>
      <text:p text:style-name="P9">ndig n | n &lt; 10 = 1</text:p>
      <text:p text:style-name="P9"><text:s text:c="15"/>| n &lt; 100 = 2</text:p>
      <text:p text:style-name="P9"><text:s text:c="15"/>| otherwise = 3</text:p>
      <text:p text:style-name="P9"/>
      <text:p text:style-name="P9">numeros :: [[Int]]</text:p>
      <text:p text:style-name="P9">numeros = [zero,um,dois,tres,quatro,cinco,seis,sete,oito,nove]</text:p>
      <text:p text:style-name="P9"/>
      <text:p text:style-name="P9">tolcd :: Int -&gt; String</text:p>
      <text:p text:style-name="P9">tolcd n | (ndig n) == 1 = <text:s/>showLinhas (toLinhas (toString (numeros!!n)))</text:p>
      <text:p text:style-name="P9"><text:s text:c="8"/>| (ndig n) == 2 </text:p>
      <text:p text:style-name="P9"><text:s text:c="8"/>= <text:s/>showLinhas</text:p>
      <text:p text:style-name="P9"><text:s text:c="8"/>(juntaLinhas </text:p>
      <text:p text:style-name="P9"><text:s text:c="14"/>(toLinhas (toString (numeros!!((mod n 100) `div` 10)))) </text:p>
      <text:p text:style-name="P9"><text:s text:c="14"/>(toLinhas (toString (numeros!!(mod n 10))))</text:p>
      <text:p text:style-name="P9"><text:s text:c="8"/>)</text:p>
      <text:p text:style-name="P9"><text:s text:c="8"/>| (ndig n) == 3 </text:p>
      <text:p text:style-name="P9"><text:s text:c="8"/>= showLinhas</text:p>
      <text:p text:style-name="P9"><text:soft-page-break/><text:s text:c="8"/>(juntaLinhas </text:p>
      <text:p text:style-name="P9"><text:s text:c="10"/>(juntaLinhas</text:p>
      <text:p text:style-name="P9"><text:s text:c="12"/>(toLinhas </text:p>
      <text:p text:style-name="P9"><text:s text:c="14"/>(toString (numeros!!((mod n 1000) `div` 100)))) </text:p>
      <text:p text:style-name="P9"><text:s text:c="12"/>(toLinhas </text:p>
      <text:p text:style-name="P9"><text:s text:c="14"/>(toString (numeros!!((mod n 100) `div` 10)))) ) </text:p>
      <text:p text:style-name="P9"><text:s text:c="10"/>(toLinhas (toString (numeros!!((mod n 10)))))</text:p>
      <text:p text:style-name="P9"><text:s text:c="8"/>)</text:p>
      <text:p text:style-name="P4">f)</text:p>
      <text:p text:style-name="P9">type Estado = Bool</text:p>
      <text:p text:style-name="P9">tcomp :: String -&gt; Estado -&gt; Int -&gt; [Int]</text:p>
      <text:p text:style-name="P9">tcomp [] False n | (n &gt; 0) = [n]</text:p>
      <text:p text:style-name="P9"><text:s text:c="17"/>| otherwise = []</text:p>
      <text:p text:style-name="P9">tcomp [] True n | (n &gt; 0) = [n]</text:p>
      <text:p text:style-name="P9"><text:s text:c="16"/>| otherwise = []</text:p>
      <text:p text:style-name="P9">tcomp (x:xs) True n | x == '*' = tcomp (xs) True (n+1)</text:p>
      <text:p text:style-name="P9"><text:s text:c="20"/>| otherwise = n:(tcomp (x:xs) False 0)</text:p>
      <text:p text:style-name="P9">tcomp (x:xs) False n | x == ' ' = tcomp (xs) False (n+1)</text:p>
      <text:p text:style-name="P9"><text:s text:c="21"/>| otherwise = n:(tcomp (x:xs) True 0)</text:p>
      <text:p text:style-name="P9"/>
      <text:p text:style-name="P9">toCompact :: String -&gt; [Int]</text:p>
      <text:p text:style-name="P9">toCompact s = tcomp s True 0</text:p>
      <text:p text:style-name="P4"/>
      <text:p text:style-name="P4">A implementação da função toCompact é passada à função auxiliar tcomp que acrescenta dois parâmetros. Um deles é uma flag <text:span text:style-name="T8">Boolean</text:span>. O valor <text:span text:style-name="T8">True</text:span> indica que a função está contabilizando asteriscos e o valor falso indica que a função está contabilizando espaços em brancos. O outro parâmetro é um inteiro n, que indica a quantidade do caractér atual sendo lida</text:p>
      <text:p text:style-name="P4"/>
      <text:p text:style-name="P3"><text:span text:style-name="T9">6.</text:span><text:span text:style-name="T10"> Para retornar todas as permutações de uma lista de elementos, tal que essas permutações tenham um tamanho maior ou igual que um número n é necessário percorrer todo o espaço de busca. Recursivamente, podemos definir todas essas permutações em uma lista haskell do tipo (x:xs), como o conjunto de todas as permutações de tamanho maiores ou iguais que n que não contém a cabeça x unido ao conjunto da concatenação da cabeça x a todas as permutações possíveis de tamanho n-1 na lista xs. A função filter garante a propriedade “&gt;=n”, enquanto a condição (length (x:xs)) &gt;= n foi utilizada para fins de desempenho, podando onde as cadeias não podem alcançar a longitude mínima desejada.</text:span></text:p>
      <text:p text:style-name="P4"/>
      <text:p text:style-name="P9">pred_length :: Int -&gt; [t] -&gt; Bool</text:p>
      <text:p text:style-name="P9">pred_length n x = (length x) &gt;= n</text:p>
      <text:p text:style-name="P9"/>
      <text:p text:style-name="P9">list_perms :: [t] -&gt; Int -&gt; [[t]]</text:p>
      <text:p text:style-name="P9">list_perms [] _ = [[]]</text:p>
      <text:p text:style-name="P9">list_perms (x:xs) n | (length (x:xs)) &gt;= n </text:p>
      <text:p text:style-name="P9"><text:tab/> <text:s/>= filter (pred_length n) ([x:y | y &lt;- (list_perms xs (n-1))] ++ (list_perms xs n) ) </text:p>
      <text:p text:style-name="P9"><text:tab/> <text:s/>| otherwise = [[]]</text:p>
      <text:p text:style-name="P9"/>
      <text:p text:style-name="P9"/>
      <text:p text:style-name="P3"><text:span text:style-name="T9">7.</text:span><text:span text:style-name="T10"> Para implementar o reconhecimento de strings, podemos simular um autômato que reconheça a substring1 na substring3 fazendo com que os estados do autômato correspondam aos caracteres da substring1, realizando a transição dos caracteres um a um. Mantemos a string a ser reconhecida em memória como o primeiro parâmetro da função </text:span><text:span text:style-name="T7">occur</text:span><text:span text:style-name="T10"> e a cada passo fazemos uma chamada recursiva à mesma, que equivale a um movimento na fita. A primeira posição do cabeçote é mantida no terceiro parâmetro, juntamente com o restante a ser reconhecido. Quando não nos restam mais </text:span><text:soft-page-break/><text:span text:style-name="T10">caracteres a serem reconhecidos(O terceiro parâmetro é a lista vazia), temos a certeza de que reconhecemos todos os caracteres e a substring1 pertence a substring3. Após o reconhecimento, podemos realizar a substituição com segurança. Em primeiro lugar separamos a string nas duas partes à esquerda e à direita da substring1, utilizando a função </text:span><text:span text:style-name="T7">sep.</text:span><text:span text:style-name="T10"> Por último, a função </text:span><text:span text:style-name="T7">substr</text:span><text:span text:style-name="T10"> realiza o resto do trabalho concatenando a substring2 no meio das duas substrings resultantes de </text:span><text:span text:style-name="T7">sep</text:span><text:span text:style-name="T10">.</text:span></text:p>
      <text:p text:style-name="P4"><text:s/></text:p>
      <text:p text:style-name="P9">occur :: String -&gt; String -&gt; String -&gt; Bool</text:p>
      <text:p text:style-name="P9">occur [] _ <text:s/>_ = True</text:p>
      <text:p text:style-name="P9">occur x _ [] = True</text:p>
      <text:p text:style-name="P9">occur _ [] _ = False</text:p>
      <text:p text:style-name="P9">occur x (y:ys) (a:as) | y == a <text:s/>= occur x ys as</text:p>
      <text:p text:style-name="P9"><text:tab/><text:tab/><text:tab/><text:tab/> <text:s text:c="4"/>| otherwise = occur x (ys) x</text:p>
      <text:p text:style-name="P9"/>
      <text:p text:style-name="P9">getT :: Int -&gt; (String, String) -&gt; String</text:p>
      <text:p text:style-name="P9">getT 0 (a,b) = a</text:p>
      <text:p text:style-name="P9">getT 1 (a,b) = b</text:p>
      <text:p text:style-name="P9"/>
      <text:p text:style-name="P9">-- sep x y z b c</text:p>
      <text:p text:style-name="P9">-- retorna uma tupla contendo as string anteriores e posteriores a string x na cadeia y</text:p>
      <text:p text:style-name="P9">-- x: A string a ser encontrada</text:p>
      <text:p text:style-name="P9">-- y: String onde deveremos buscar a String x</text:p>
      <text:p text:style-name="P9">-- z: Restante dos caracteres de x a serem reconhecidos</text:p>
      <text:p text:style-name="P9">-- b: Parte da String que coincidiu com o inicio de x, porem ainda esta em reconhecimento</text:p>
      <text:p text:style-name="P9">-- c: Parte da String que foi lida mas que nao foi reconhecida</text:p>
      <text:p text:style-name="P9">sep :: String -&gt; String -&gt; String -&gt; String -&gt; String -&gt; (String, String)</text:p>
      <text:p text:style-name="P9">sep [] y _ _ _= (y, [])</text:p>
      <text:p text:style-name="P9">sep x y [] b c = (c, y)</text:p>
      <text:p text:style-name="P9">sep _ [] _ b c = ((c++b), [])</text:p>
      <text:p text:style-name="P9">sep x (y:ys) (a:as) <text:s/>b <text:s text:c="2"/>c <text:s/>| y == a <text:s/>= sep x ys as (b++[a]) c</text:p>
      <text:p text:style-name="P9"><text:tab/><text:tab/><text:tab/><text:tab/> <text:s text:c="5"/><text:tab/><text:tab/>| otherwise = sep x ys x [] (c++b++[y])</text:p>
      <text:p text:style-name="P9"/>
      <text:p text:style-name="P9"/>
      <text:p text:style-name="P9"/>
      <text:p text:style-name="P9">substr :: String -&gt; String -&gt; String -&gt; String</text:p>
      <text:p text:style-name="P9">substr x y z | (occur x z x) = <text:s/>(getT 0 (sep x z x [] [])) ++ y ++ (getT 1 (sep x z x [] []))</text:p>
      <text:p text:style-name="P9"><text:tab/><text:tab/> <text:s text:c="4"/>| otherwise = z</text:p>
      <text:p text:style-name="P9"/>
      <text:p text:style-name="P9"/>
      <text:p text:style-name="P9"/>
      <text:p text:style-name="P3"><text:span text:style-name="T9">8. </text:span><text:span text:style-name="T10">Onde está o banco de dados ao qual a questão se refere?</text:span></text:p>
      <text:p text:style-name="P4"/>
      <text:p text:style-name="P3"><text:span text:style-name="T9">9.</text:span><text:span text:style-name="T10"> O conjunto de todas as sublistas e subsequencias possíveis da lista </text:span><text:span text:style-name="T9">(x:xs)</text:span><text:span text:style-name="T10"> é a união entre o conjunto de todas as sublistas de </text:span><text:span text:style-name="T9">(xs) </text:span><text:span text:style-name="T10">e o conjunto de todas as concatenações [</text:span><text:span text:style-name="T9">x</text:span><text:span text:style-name="T10">]++</text:span><text:span text:style-name="T9">y</text:span><text:span text:style-name="T10">, tal que </text:span><text:span text:style-name="T9">y </text:span><text:span text:style-name="T10">pertence ao conjunto de todas as sublistas e subsequencias de </text:span><text:span text:style-name="T9">xs</text:span><text:span text:style-name="T10">.</text:span></text:p>
      <text:p text:style-name="P9">perms :: [t] -&gt; [[t]]</text:p>
      <text:p text:style-name="P9">perms [] = [[]]</text:p>
      <text:p text:style-name="P9">perms (x:xs) = [x:y | y &lt;- (perms xs)] ++ (perms x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MMono10" svg:font-family="LMMono10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in_20_Text" style:display-name="Plain Text" style:family="paragraph" style:parent-style-name="Standard" style:default-outline-level="">
      <style:text-properties style:font-name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ton Segundo</meta:initial-creator>
    <meta:creation-date>2014-06-30T14:59:01</meta:creation-date>
    <dc:date>2014-07-01T19:19:39</dc:date>
    <dc:creator>Milton Segundo</dc:creator>
    <meta:editing-duration>PT9H2M28S</meta:editing-duration>
    <meta:editing-cycles>56</meta:editing-cycles>
    <meta:generator>LibreOffice/3.5$Linux_X86_64 LibreOffice_project/350m1$Build-2</meta:generator>
    <meta:document-statistic meta:table-count="0" meta:image-count="0" meta:object-count="0" meta:page-count="5" meta:paragraph-count="161" meta:word-count="1890" meta:character-count="10221" meta:non-whitespace-character-count="8157"/>
  </office:meta>
</office:document-meta>
</file>